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color="#800000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style:text-underline-style="none"/>
    </style:style>
    <style:style style:name="T1" style:family="text">
      <style:text-properties fo:color="#800000"/>
    </style:style>
    <style:style style:name="T2" style:family="text">
      <style:text-properties style:text-underline-style="none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ée 298</text:p>
      <text:p text:style-name="Standard"><text:a xlink:type="simple" xlink:href="http://www.lagardedenuit.com/wiki/index.php?title=Robb_Stark">Robb Stark</text:a> convoque le ban du <text:a xlink:type="simple" xlink:href="http://www.lagardedenuit.com/wiki/index.php?title=Nord">Nord</text:a>. <text:s/>(mois 12, semaine 2)</text:p>
      <text:p text:style-name="Standard"/>
      <text:p text:style-name="Standard">Lord <text:a xlink:type="simple" xlink:href="http://www.lagardedenuit.com/wiki/index.php?title=Eddard_Stark">Eddard Stark</text:a> envoie lord <text:a xlink:type="simple" xlink:href="http://www.lagardedenuit.com/wiki/index.php?title=Beric_Dondarrion">Beric Dondarrion</text:a> contre ser <text:a xlink:type="simple" xlink:href="http://www.lagardedenuit.com/wiki/index.php?title=Gregor_Clegane">Gregor Clegane</text:a>. <text:s/>(mois 13, semaine2)</text:p>
      <text:p text:style-name="Standard"/>
      <text:p text:style-name="Standard">La nouvelle de l'arrestation de lord <text:a xlink:type="simple" xlink:href="http://www.lagardedenuit.com/wiki/index.php?title=Eddard_Stark">Eddard Stark</text:a> et du couronnement du roi <text:a xlink:type="simple" xlink:href="http://www.lagardedenuit.com/wiki/index.php?title=Joffrey_Baratheon">Joffrey Baratheon</text:a> arrive à <text:a xlink:type="simple" xlink:href="http://www.lagardedenuit.com/wiki/index.php?title=Winterfell">Winterfell</text:a>. (mois 13, semaine 4)</text:p>
      <text:p text:style-name="P1"/>
      <text:p text:style-name="P1"/>
      <text:p text:style-name="P1">Année 299</text:p>
      <text:p text:style-name="Standard"><text:a xlink:type="simple" xlink:href="http://www.lagardedenuit.com/wiki/index.php?title=Catelyn_Stark">Catelyn Stark</text:a><text:span text:style-name="T1"> et ser </text:span><text:a xlink:type="simple" xlink:href="http://www.lagardedenuit.com/wiki/index.php?title=Rodrik_Cassel">Rodrik Cassel</text:a><text:span text:style-name="T1"> arrivent à </text:span><text:a xlink:type="simple" xlink:href="http://www.lagardedenuit.com/wiki/index.php?title=Blancport">Blancport</text:a><text:span text:style-name="T1">. <text:s/>(mois 1, semaine 2)</text:span></text:p>
      <text:p text:style-name="P2"/>
      <text:p text:style-name="Standard"><text:span text:style-name="T1">Ser </text:span><text:a xlink:type="simple" xlink:href="http://www.lagardedenuit.com/wiki/index.php?title=Edmure_Tully">Edmure Tully</text:a><text:span text:style-name="T1"> est battu et capturé sous les murailles de </text:span><text:a xlink:type="simple" xlink:href="http://www.lagardedenuit.com/wiki/index.php?title=Vivesaigues">Vivesaigues</text:a><text:span text:style-name="T1"> par ser </text:span><text:a xlink:type="simple" xlink:href="http://www.lagardedenuit.com/wiki/index.php?title=Jaime_Lannister">Jaime Lannister</text:a><text:span text:style-name="T1">. Lord </text:span><text:a xlink:type="simple" xlink:href="http://www.lagardedenuit.com/wiki/index.php?title=Tytos_Nerbosc">Tytos Nerbosc</text:a><text:span text:style-name="T1"> se replie dans la forteresse alors que débute le siège. (mois 1, semaine 2)</text:span></text:p>
      <text:p text:style-name="Standard"><text:a xlink:type="simple" xlink:href="http://www.lagardedenuit.com/wiki/index.php?title=Robb_Stark"><text:span text:style-name="T1"/></text:a></text:p>
      <text:p text:style-name="Standard"><text:a xlink:type="simple" xlink:href="http://www.lagardedenuit.com/wiki/index.php?title=Robb_Stark">Robb Stark</text:a><text:span text:style-name="T1"> masse l'ost du </text:span><text:a xlink:type="simple" xlink:href="http://www.lagardedenuit.com/wiki/index.php?title=Nord">Nord</text:a><text:span text:style-name="T1"> à </text:span><text:a xlink:type="simple" xlink:href="http://www.lagardedenuit.com/wiki/index.php?title=Moat_Cailin">Moat Cailin</text:a><text:span text:style-name="T1">. </text:span></text:p>
      <text:p text:style-name="Standard"><text:span text:style-name="T1">Arrivée de </text:span><text:a xlink:type="simple" xlink:href="http://www.lagardedenuit.com/wiki/index.php?title=Catelyn_Stark">Catelyn Stark</text:a><text:span text:style-name="T1"> à </text:span><text:a xlink:type="simple" xlink:href="http://www.lagardedenuit.com/wiki/index.php?title=Moat_Cailin">Moat Cailin</text:a><text:span text:style-name="T1">. </text:span></text:p>
      <text:p text:style-name="Standard"><text:span text:style-name="T1">L'ost du </text:span><text:a xlink:type="simple" xlink:href="http://www.lagardedenuit.com/wiki/index.php?title=Nord">Nord</text:a><text:span text:style-name="T1"> passe le </text:span><text:a xlink:type="simple" xlink:href="http://www.lagardedenuit.com/wiki/index.php?title=Neck">Neck</text:a><text:span text:style-name="T1">. <text:s/>(mois 1, semaine 3)</text:span></text:p>
      <text:p text:style-name="P2"/>
      <text:p text:style-name="Standard"><text:span text:style-name="T1">Anniversaire de </text:span><text:a xlink:type="simple" xlink:href="http://www.lagardedenuit.com/wiki/index.php?title=Rickon_Stark">Rickon Stark</text:a><text:span text:style-name="T1"> qui atteint l'âge de quatre ans</text:span><text:bookmark text:name="cite_ref-38"/><text:a xlink:type="simple" xlink:href="http://www.lagardedenuit.com/wiki/index.php?title=Chronologie_de_la_saga#cite_note-38">[39]</text:a><text:span text:style-name="T1">. (mois 2, semaine 1)</text:span></text:p>
      <text:p text:style-name="P2"/>
      <text:p text:style-name="Standard"><text:span text:style-name="T1">L'armée de </text:span><text:a xlink:type="simple" xlink:href="http://www.lagardedenuit.com/wiki/index.php?title=Robb_Stark">Robb Stark</text:a><text:span text:style-name="T1"> arrive aux </text:span><text:a xlink:type="simple" xlink:href="http://www.lagardedenuit.com/wiki/index.php?title=Jumeaux">Jumeaux</text:a><text:span text:style-name="T1"> et se sépare en deux corps ( mois 2, semaine 2). </text:span></text:p>
      <text:p text:style-name="P2"/>
      <text:p text:style-name="Standard"><text:span text:style-name="T1">La nouvelle de la mort de lord </text:span><text:a xlink:type="simple" xlink:href="http://www.lagardedenuit.com/wiki/index.php?title=Eddard_Stark">Eddard Stark</text:a><text:span text:style-name="T1"> arrive à </text:span><text:a xlink:type="simple" xlink:href="http://www.lagardedenuit.com/wiki/index.php?title=Winterfell">Winterfell</text:a><text:bookmark text:name="cite_ref-40"/><text:a xlink:type="simple" xlink:href="http://www.lagardedenuit.com/wiki/index.php?title=Chronologie_de_la_saga#cite_note-40">[41]</text:a><text:span text:style-name="T1">. (mois 2, semaine 3).</text:span></text:p>
      <text:p text:style-name="P2"/>
      <text:p text:style-name="Standard"><text:span text:style-name="T1">La </text:span><text:a xlink:type="simple" xlink:href="http://www.lagardedenuit.com/wiki/index.php?title=Bataille_de_la_Verfurque">bataille de la Verfurque</text:a><text:span text:style-name="T1"> oppose Lord Bolton et Lord Tywin Lannister, et voit ce dernier gagner. Nombreuses pertes parmi les membres importants de la noblesse du Nord.(mois 3, semaine 1)</text:span></text:p>
      <text:p text:style-name="P2"/>
      <text:p text:style-name="Standard"><text:span text:style-name="T1">La </text:span><text:a xlink:type="simple" xlink:href="http://www.lagardedenuit.com/wiki/index.php?title=Bataille_du_Bois-aux-Murmures">bataille du Bois-aux-Murmures</text:a><text:bookmark text:name="cite_ref-41"/><text:a xlink:type="simple" xlink:href="http://www.lagardedenuit.com/wiki/index.php?title=Chronologie_de_la_saga#cite_note-41">[42]</text:a><text:span text:style-name="T1">. Plus de Corbois.</text:span></text:p>
      <text:p text:style-name="Standard"><text:span text:style-name="T1">La </text:span><text:a xlink:type="simple" xlink:href="http://www.lagardedenuit.com/wiki/index.php?title=Bataille_des_Camps">bataille des Camps</text:a><text:span text:style-name="T1">.</text:span></text:p>
      <text:p text:style-name="Standard"><text:span text:style-name="T1">Lors d'un conseil de guerre à </text:span><text:a xlink:type="simple" xlink:href="http://www.lagardedenuit.com/wiki/index.php?title=Vivesaigues">Vivesaigues</text:a><text:span text:style-name="T1">, </text:span><text:a xlink:type="simple" xlink:href="http://www.lagardedenuit.com/wiki/index.php?title=Robb_Stark">Robb Stark</text:a><text:span text:style-name="T1"> est désigné </text:span><text:a xlink:type="simple" xlink:href="http://www.lagardedenuit.com/wiki/index.php?title=Roi_du_Nord">roi du Nord</text:a><text:span text:style-name="T1"> par les seigneurs du </text:span><text:a xlink:type="simple" xlink:href="http://www.lagardedenuit.com/wiki/index.php?title=Nord">Nord</text:a><text:span text:style-name="T1"> et du </text:span><text:a xlink:type="simple" xlink:href="http://www.lagardedenuit.com/wiki/index.php?title=Conflans">Conflans</text:a><text:span text:style-name="T1">.</text:span></text:p>
      <text:p text:style-name="Standard"><text:a xlink:type="simple" xlink:href="http://www.lagardedenuit.com/wiki/index.php?title=Petit_Walder">Petit Walder</text:a><text:span text:style-name="T1"> et </text:span><text:a xlink:type="simple" xlink:href="http://www.lagardedenuit.com/wiki/index.php?title=Grand_Walder">Grand Walder</text:a><text:span text:style-name="T1"> arrivent à </text:span><text:a xlink:type="simple" xlink:href="http://www.lagardedenuit.com/wiki/index.php?title=Winterfell">Winterfell</text:a><text:bookmark text:name="cite_ref-42"/><text:a xlink:type="simple" xlink:href="http://www.lagardedenuit.com/wiki/index.php?title=Chronologie_de_la_saga#cite_note-42">[43]</text:a><text:span text:style-name="T1">. (mois 3, semaine 3)</text:span></text:p>
      <text:p text:style-name="Standard"/>
      <text:p text:style-name="Standard"><text:span text:style-name="T1">Le roi </text:span><text:a xlink:type="simple" xlink:href="http://www.lagardedenuit.com/wiki/index.php?title=Robb_Stark">Robb Stark</text:a><text:span text:style-name="T1"> envoie ser </text:span><text:a xlink:type="simple" xlink:href="http://www.lagardedenuit.com/wiki/index.php?title=Cleos_Frey">Cleos Frey</text:a><text:span text:style-name="T1"> à </text:span><text:a xlink:type="simple" xlink:href="http://www.lagardedenuit.com/wiki/index.php?title=Port-Réal">Port-Réal</text:a><text:span text:style-name="T1"> pour délivrer des propositions de paix au roi </text:span><text:a xlink:type="simple" xlink:href="http://www.lagardedenuit.com/wiki/index.php?title=Joffrey_Baratheon">Joffrey Baratheon</text:a><text:bookmark text:name="cite_ref-49"/><text:a xlink:type="simple" xlink:href="http://www.lagardedenuit.com/wiki/index.php?title=Chronologie_de_la_saga#cite_note-49">[50]</text:a><text:span text:style-name="T1">. </text:span></text:p>
      <text:p text:style-name="Standard"><text:a xlink:type="simple" xlink:href="http://www.lagardedenuit.com/wiki/index.php?title=Theon_Greyjoy">Theon Greyjoy</text:a><text:span text:style-name="T1"> part de </text:span><text:a xlink:type="simple" xlink:href="http://www.lagardedenuit.com/wiki/index.php?title=Vivesaigues">Vivesaigues</text:a><text:span text:style-name="T1"> pour se rendre en ambassade auprès de son père, lord </text:span><text:a xlink:type="simple" xlink:href="http://www.lagardedenuit.com/wiki/index.php?title=Balon_Greyjoy">Balon Greyjoy</text:a><text:span text:style-name="T1">, pour le compte du roi </text:span><text:a xlink:type="simple" xlink:href="http://www.lagardedenuit.com/wiki/index.php?title=Robb_Stark">Robb Stark</text:a><text:bookmark text:name="cite_ref-51"/><text:a xlink:type="simple" xlink:href="http://www.lagardedenuit.com/wiki/index.php?title=Chronologie_de_la_saga#cite_note-51">[52]</text:a><text:span text:style-name="T1">. Mois 4, semaine 1</text:span></text:p>
      <text:p text:style-name="P2"/>
      <text:p text:style-name="Standard"><text:span text:style-name="T1">Le roi </text:span><text:a xlink:type="simple" xlink:href="http://www.lagardedenuit.com/wiki/index.php?title=Robb_Stark">Robb Stark</text:a><text:span text:style-name="T1"> envoie sa mère, lady </text:span><text:a xlink:type="simple" xlink:href="http://www.lagardedenuit.com/wiki/index.php?title=Catelyn_Stark">Catelyn Stark</text:a><text:span text:style-name="T1">, auprès du roi </text:span><text:a xlink:type="simple" xlink:href="http://www.lagardedenuit.com/wiki/index.php?title=Renly_Baratheon">Renly Baratheon</text:a><text:span text:style-name="T1">. (mois 4, semaine 2)</text:span></text:p>
      <text:p text:style-name="P2"/>
      <text:p text:style-name="Standard"><text:span text:style-name="T1">Le roi </text:span><text:a xlink:type="simple" xlink:href="http://www.lagardedenuit.com/wiki/index.php?title=Robb_Stark">Robb Stark</text:a><text:span text:style-name="T1"> part avec son ost pour les </text:span><text:a xlink:type="simple" xlink:href="http://www.lagardedenuit.com/wiki/index.php?title=Terres_de_l%27Ouest">Terres de l'Ouest</text:a><text:span text:style-name="T1">. (mois 4, semaines 3)</text:span></text:p>
      <text:p text:style-name="P2"/>
      <text:p text:style-name="Standard"><text:a xlink:type="simple" xlink:href="http://www.lagardedenuit.com/wiki/index.php?title=Theon_Greyjoy">Theon Greyjoy</text:a><text:span text:style-name="T1"> arrive à </text:span><text:a xlink:type="simple" xlink:href="http://www.lagardedenuit.com/wiki/index.php?title=Pyk">Pyk</text:a><text:bookmark text:name="cite_ref-61"/><text:a xlink:type="simple" xlink:href="http://www.lagardedenuit.com/wiki/index.php?title=Chronologie_de_la_saga#cite_note-61">[62]</text:a><text:span text:style-name="T1">. (mois 5, semaine 1)</text:span></text:p>
      <text:p text:style-name="P2"/>
      <text:p text:style-name="Standard"><text:span text:style-name="T1">La </text:span><text:a xlink:type="simple" xlink:href="http://www.lagardedenuit.com/wiki/index.php?title=Fête_des_moissons">fête des moissons</text:a><text:span text:style-name="T1"> de </text:span><text:a xlink:type="simple" xlink:href="http://www.lagardedenuit.com/wiki/index.php?title=Winterfell">Winterfell</text:a><text:span text:style-name="T1">, </text:span><text:a xlink:type="simple" xlink:href="http://www.lagardedenuit.com/wiki/index.php?title=Jojen">Jojen</text:a><text:span text:style-name="T1"> et </text:span><text:a xlink:type="simple" xlink:href="http://www.lagardedenuit.com/wiki/index.php?title=Meera_Reed">Meera Reed</text:a><text:span text:style-name="T1"> arrivent en fin de soirée.</text:span></text:p>
      <text:p text:style-name="Standard"><text:span text:style-name="T1">Lady </text:span><text:a xlink:type="simple" xlink:href="http://www.lagardedenuit.com/wiki/index.php?title=Catelyn_Stark">Catelyn Stark</text:a><text:span text:style-name="T1"> arrive à </text:span><text:a xlink:type="simple" xlink:href="http://www.lagardedenuit.com/wiki/index.php?title=Pont-l%27Amer">Pont-l'Amer</text:a><text:span text:style-name="T1"> et rencontre le roi </text:span><text:a xlink:type="simple" xlink:href="http://www.lagardedenuit.com/wiki/index.php?title=Renly_Baratheon">Renly Baratheon</text:a><text:span text:style-name="T1">. (mois 5, semaine 2)</text:span></text:p>
      <text:p text:style-name="Standard"/>
      <text:p text:style-name="Standard"><text:span text:style-name="T1">La </text:span><text:a xlink:type="simple" xlink:href="http://www.lagardedenuit.com/wiki/index.php?title=Bataille_de_Croixbœuf"><text:span text:style-name="T1">bataille de Croixbœuf</text:span></text:a><text:span text:style-name="T1"> dans les </text:span><text:a xlink:type="simple" xlink:href="http://www.lagardedenuit.com/wiki/index.php?title=Terres_de_l%27Ouest">Terres de l'Ouest</text:a><text:span text:style-name="T1">. (mois 5, semaine 3)</text:span></text:p>
      <text:p text:style-name="P2"/>
      <text:p text:style-name="Standard"><text:a xlink:type="simple" xlink:href="http://www.lagardedenuit.com/wiki/index.php?title=Ramsay_Snow">Ramsay Snow</text:a><text:span text:style-name="T1"> enlève la </text:span><text:a xlink:type="simple" xlink:href="http://www.lagardedenuit.com/wiki/index.php?title=Veuve_Corbois">veuve Corbois</text:a><text:span text:style-name="T1">. (mois 5, semaine 4)</text:span></text:p>
      <text:p text:style-name="Standard"><text:soft-page-break/></text:p>
      <text:p text:style-name="Standard"><text:span text:style-name="T1">Lord </text:span><text:a xlink:type="simple" xlink:href="http://www.lagardedenuit.com/wiki/index.php?title=Wyman_Manderly">Wyman Manderly</text:a><text:span text:style-name="T1"> dépossède la </text:span><text:a xlink:type="simple" xlink:href="http://www.lagardedenuit.com/wiki/index.php?title=Veuve_Corbois">veuve Corbois</text:a><text:span text:style-name="T1"> de ses terres. (mois 6, semaine 2)</text:span></text:p>
      <text:p text:style-name="Standard"/>
      <text:p text:style-name="Standard"><text:span text:style-name="T1">Ser </text:span><text:a xlink:type="simple" xlink:href="http://www.lagardedenuit.com/wiki/index.php?title=Rodrik_Cassel">Rodrik Cassel</text:a><text:span text:style-name="T1"> part pour les terres de la </text:span><text:a xlink:type="simple" xlink:href="http://www.lagardedenuit.com/wiki/index.php?title=Maison_Corbois">maison Corbois</text:a><text:span text:style-name="T1"> pour rétablir l'ordre et arrêter </text:span><text:a xlink:type="simple" xlink:href="http://www.lagardedenuit.com/wiki/index.php?title=Ramsay_Snow">Ramsay Snow</text:a><text:span text:style-name="T1">. (mois 6, semaine 2)</text:span></text:p>
      <text:p text:style-name="Standard"/>
      <text:p text:style-name="Standard"><text:a xlink:type="simple" xlink:href="http://www.lagardedenuit.com/wiki/index.php?title=Theon_Greyjoy">Theon Greyjoy</text:a><text:span text:style-name="T1"> pille la côte des </text:span><text:a xlink:type="simple" xlink:href="http://www.lagardedenuit.com/wiki/index.php?title=Roches">Roches</text:a><text:span text:style-name="T1">. (mois 6, semaine 4)</text:span></text:p>
      <text:p text:style-name="Standard"/>
      <text:p text:style-name="Standard">La nouvelle de la victoire du roi <text:a xlink:type="simple" xlink:href="http://www.lagardedenuit.com/wiki/index.php?title=Robb_Stark">Robb Stark</text:a> à la <text:a xlink:type="simple" xlink:href="http://www.lagardedenuit.com/wiki/index.php?title=Bataille_de_Croixbœuf">bataille de Croixbœuf</text:a> arrive à <text:a xlink:type="simple" xlink:href="http://www.lagardedenuit.com/wiki/index.php?title=Winterfell">Winterfell</text:a> (mois 7, semaine 3. </text:p>
      <text:p text:style-name="Standard"/>
      <text:p text:style-name="Standard">Ser <text:a xlink:type="simple" xlink:href="http://www.lagardedenuit.com/wiki/index.php?title=Rodrik_Cassel">Rodrik Cassel</text:a> revient de <text:a xlink:type="simple" xlink:href="http://www.lagardedenuit.com/wiki/index.php?title=Corbois">Corbois</text:a> avec <text:a xlink:type="simple" xlink:href="http://www.lagardedenuit.com/wiki/index.php?title=Schlingue">Schlingue</text:a> comme prisonnier </text:p>
      <text:p text:style-name="Standard">Ser <text:a xlink:type="simple" xlink:href="http://www.lagardedenuit.com/wiki/index.php?title=Rodrik_Cassel">Rodrik Cassel</text:a> part affronter les <text:a xlink:type="simple" xlink:href="http://www.lagardedenuit.com/wiki/index.php?title=Fer-nés">Fer-nés</text:a> qui assiègent <text:a xlink:type="simple" xlink:href="http://www.lagardedenuit.com/wiki/index.php?title=Quart-Torrhen">Quart-Torrhen</text:a>. <text:s/>(mois 7, semaine 4)</text:p>
      <text:p text:style-name="Standard"/>
      <text:p text:style-name="Standard"><text:a xlink:type="simple" xlink:href="http://www.lagardedenuit.com/wiki/index.php?title=Prise_de_Winterfell">Prise de Winterfell</text:a> par <text:a xlink:type="simple" xlink:href="http://www.lagardedenuit.com/wiki/index.php?title=Theon_Greyjoy">Theon Greyjoy</text:a> <text:s/>(mois 8, semaine 1)</text:p>
      <text:p text:style-name="Standard"/>
      <text:p text:style-name="Standard">Ser <text:a xlink:type="simple" xlink:href="http://www.lagardedenuit.com/wiki/index.php?title=Rodrik_Cassel">Rodrik Cassel</text:a> défait les troupes <text:a xlink:type="simple" xlink:href="http://www.lagardedenuit.com/wiki/index.php?title=Fer-nées">fer-nées</text:a> de <text:a xlink:type="simple" xlink:href="http://www.lagardedenuit.com/wiki/index.php?title=Dagmer_Gueule-en-deux">Dagmer Gueule-en-deux</text:a> qui assiègent <text:a xlink:type="simple" xlink:href="http://www.lagardedenuit.com/wiki/index.php?title=Quart-Torrhen">Quart-Torrhen</text:a>. <text:s/>(mois 8, semaine 2)</text:p>
      <text:p text:style-name="Standard"/>
      <text:p text:style-name="Standard"><text:a xlink:type="simple" xlink:href="http://www.lagardedenuit.com/wiki/index.php?title=Catelyn_Stark">Catelyn Stark</text:a> est de retour à <text:a xlink:type="simple" xlink:href="http://www.lagardedenuit.com/wiki/index.php?title=Vivesaigues">Vivesaigues</text:a>. (mois 8, semaine 4)</text:p>
      <text:p text:style-name="Standard">Ser <text:a xlink:type="simple" xlink:href="http://www.lagardedenuit.com/wiki/index.php?title=Edmure_Tully">Edmure Tully</text:a> remporte <text:a xlink:type="simple" xlink:href="http://www.lagardedenuit.com/wiki/index.php?title=Batailles_des_gués_de_la_Ruffurque">plusieurs batailles successives</text:a> contre l'avant-garde de lord <text:a xlink:type="simple" xlink:href="http://www.lagardedenuit.com/wiki/index.php?title=Tywin_Lannister">Tywin Lannister</text:a> aux gués de la <text:a xlink:type="simple" xlink:href="http://www.lagardedenuit.com/wiki/index.php?title=Ruffurque">Ruffurque</text:a>.</text:p>
      <text:p text:style-name="Standard"><text:a xlink:type="simple" xlink:href="http://www.lagardedenuit.com/wiki/index.php?title=Prise_d%27Harrenhal">Prise d'Harrenhal</text:a> par lord <text:a xlink:type="simple" xlink:href="http://www.lagardedenuit.com/wiki/index.php?title=Roose_Bolton">Roose Bolton</text:a> grâce à la trahison de <text:a xlink:type="simple" xlink:href="http://www.lagardedenuit.com/wiki/index.php?title=Varshé_Hèvre">Varshé Hèvre</text:a> et de ses <text:a xlink:type="simple" xlink:href="http://www.lagardedenuit.com/wiki/index.php?title=Braves_Compaings">Braves Compaings</text:a>. </text:p>
      <text:p text:style-name="Standard">Disparition de <text:a xlink:type="simple" xlink:href="http://www.lagardedenuit.com/wiki/index.php?title=Bran_Stark">Bran Stark</text:a>, <text:a xlink:type="simple" xlink:href="http://www.lagardedenuit.com/wiki/index.php?title=Rickon_Stark">Rickon Stark</text:a>, <text:a xlink:type="simple" xlink:href="http://www.lagardedenuit.com/wiki/index.php?title=Jojen_Reed">Jojen Reed</text:a>, <text:a xlink:type="simple" xlink:href="http://www.lagardedenuit.com/wiki/index.php?title=Meera_Reed">Meera Reed</text:a>, <text:a xlink:type="simple" xlink:href="http://www.lagardedenuit.com/wiki/index.php?title=Hodor">Hodor</text:a>, <text:a xlink:type="simple" xlink:href="http://www.lagardedenuit.com/wiki/index.php?title=Osha">Osha</text:a> et de <text:a xlink:type="simple" xlink:href="http://www.lagardedenuit.com/wiki/index.php?title=Été">Été</text:a> et <text:a xlink:type="simple" xlink:href="http://www.lagardedenuit.com/wiki/index.php?title=Broussaille">Broussaille</text:a> de <text:a xlink:type="simple" xlink:href="http://www.lagardedenuit.com/wiki/index.php?title=Winterfell">Winterfell</text:a><text:bookmark text:name="cite_ref-83"/> </text:p>
      <text:p text:style-name="Standard">Anniversaire du roi <text:a xlink:type="simple" xlink:href="http://www.lagardedenuit.com/wiki/index.php?title=Robb_Stark">Robb Stark</text:a> qui atteint l'âge de seize ans </text:p>
      <text:p text:style-name="Standard"><text:a xlink:type="simple" xlink:href="http://www.lagardedenuit.com/wiki/index.php?title=Asha_Greyjoy">Asha Greyjoy</text:a> arrive à <text:a xlink:type="simple" xlink:href="http://www.lagardedenuit.com/wiki/index.php?title=Winterfell">Winterfell</text:a> et part rapidement en laissant quelques hommes à son frère <text:a xlink:type="simple" xlink:href="http://www.lagardedenuit.com/wiki/index.php?title=Theon_Greyjoy">Theon Greyjoy</text:a>. (mois 8, semaine 4)</text:p>
      <text:p text:style-name="Standard"/>
      <text:p text:style-name="Standard">Le roi <text:a xlink:type="simple" xlink:href="http://www.lagardedenuit.com/wiki/index.php?title=Robb_Stark">Robb Stark</text:a> prend <text:a xlink:type="simple" xlink:href="http://www.lagardedenuit.com/wiki/index.php?title=Falaise">Falaise</text:a> à la <text:a xlink:type="simple" xlink:href="http://www.lagardedenuit.com/wiki/index.php?title=Maison_Ouestrelin">maison Ouestrelin</text:a>, apprend le décès de ses frères cadets et couche avec <text:a xlink:type="simple" xlink:href="http://www.lagardedenuit.com/wiki/index.php?title=Jeyne_Ouestrelin">Jeyne Ouestrelin</text:a>. </text:p>
      <text:p text:style-name="Standard"><text:a xlink:type="simple" xlink:href="http://www.lagardedenuit.com/wiki/index.php?title=Catelyn_Stark">Catelyn Stark</text:a> apprend la conquête de <text:a xlink:type="simple" xlink:href="http://www.lagardedenuit.com/wiki/index.php?title=Falaise">Falaise</text:a> par son fils <text:a xlink:type="simple" xlink:href="http://www.lagardedenuit.com/wiki/index.php?title=Robb_Stark">Robb Stark</text:a>, mais aussi la mort de ses deux fils cadets. Elle fait évader <text:a xlink:type="simple" xlink:href="http://www.lagardedenuit.com/wiki/index.php?title=Jaime_Lannister">Jaime Lannister</text:a> de <text:a xlink:type="simple" xlink:href="http://www.lagardedenuit.com/wiki/index.php?title=Vivesaigues">Vivesaigues</text:a> sous l'escorte de ser <text:a xlink:type="simple" xlink:href="http://www.lagardedenuit.com/wiki/index.php?title=Cleos_Frey">Cleos Frey</text:a> et de <text:a xlink:type="simple" xlink:href="http://www.lagardedenuit.com/wiki/index.php?title=Brienne_de_Torth">Brienne de Torth</text:a>. </text:p>
      <text:p text:style-name="Standard"><text:a xlink:type="simple" xlink:href="http://www.lagardedenuit.com/wiki/index.php?title=Brienne_de_Torth">Brienne de Torth</text:a> coule la galère fluviale menée par ser <text:a xlink:type="simple" xlink:href="http://www.lagardedenuit.com/wiki/index.php?title=Robin_Ryger">Robin Ryger</text:a>. </text:p>
      <text:p text:style-name="Standard">Ser <text:a xlink:type="simple" xlink:href="http://www.lagardedenuit.com/wiki/index.php?title=Rodrik_Cassel">Rodrik Cassel</text:a> rassemble les forces du <text:a xlink:type="simple" xlink:href="http://www.lagardedenuit.com/wiki/index.php?title=Nord">Nord</text:a> devant <text:a xlink:type="simple" xlink:href="http://www.lagardedenuit.com/wiki/index.php?title=Winterfell">Winterfell</text:a>. <text:s/>(mois 9, semaine 1)</text:p>
      <text:p text:style-name="Standard"/>
      <text:p text:style-name="Standard"><text:a xlink:type="simple" xlink:href="http://www.lagardedenuit.com/wiki/index.php?title=Bataille_de_Winterfell">Mise à sac de Winterfell</text:a> par <text:a xlink:type="simple" xlink:href="http://www.lagardedenuit.com/wiki/index.php?title=Ramsay_Snow">Ramsay Snow</text:a>, <text:a xlink:type="simple" xlink:href="http://www.lagardedenuit.com/wiki/index.php?title=Theon_Greyjoy">Theon Greyjoy</text:a> est emmené prisonnier à <text:a xlink:type="simple" xlink:href="http://www.lagardedenuit.com/wiki/index.php?title=Fort-Terreur">Fort-Terreur</text:a>. </text:p>
      <text:p text:style-name="Standard">Ser <text:a xlink:type="simple" xlink:href="http://www.lagardedenuit.com/wiki/index.php?title=Edmure_Tully">Edmure Tully</text:a> s'entretient avec sa sœur, lady <text:a xlink:type="simple" xlink:href="http://www.lagardedenuit.com/wiki/index.php?title=Catelyn_Stark">Catelyn Stark</text:a>, après avoir prévenu lord <text:a xlink:type="simple" xlink:href="http://www.lagardedenuit.com/wiki/index.php?title=Roose_Bolton">Roose Bolton</text:a> de l'évasion de ser <text:a xlink:type="simple" xlink:href="http://www.lagardedenuit.com/wiki/index.php?title=Jaime_Lannister">Jaime Lannister</text:a>. Les <text:a xlink:type="simple" xlink:href="http://www.lagardedenuit.com/wiki/index.php?title=Frey">Frey</text:a> partent de <text:a xlink:type="simple" xlink:href="http://www.lagardedenuit.com/wiki/index.php?title=Vivesaigues">Vivesaigues</text:a> et abandonnent le service du roi <text:a xlink:type="simple" xlink:href="http://www.lagardedenuit.com/wiki/index.php?title=Robb_Stark">Robb Stark</text:a> suite à son mariage avec <text:a xlink:type="simple" xlink:href="http://www.lagardedenuit.com/wiki/index.php?title=Jeyne_Ouestrelin">Jeyne Ouestrelin</text:a><text:bookmark text:name="cite_ref-89"/> (mois 9, semaine 2)</text:p>
      <text:p text:style-name="Standard"/>
      <text:p text:style-name="Standard"><text:a xlink:type="simple" xlink:href="http://www.lagardedenuit.com/wiki/index.php?title=Bran_Stark">Bran Stark</text:a> qui se cache dans le <text:a xlink:type="simple" xlink:href="http://www.lagardedenuit.com/wiki/index.php?title=Bois-aux-Loups">Bois-aux-Loups</text:a>, décide de partir <text:a xlink:type="simple" xlink:href="http://www.lagardedenuit.com/wiki/index.php?title=Au-delà_du_Mur">au-delà du Mur</text:a> pour retrouver la <text:a xlink:type="simple" xlink:href="http://www.lagardedenuit.com/wiki/index.php?title=Corneille_à_trois_yeux">corneille à trois yeux</text:a><text:bookmark text:name="cite_ref-92"/><text:a xlink:type="simple" xlink:href="http://www.lagardedenuit.com/wiki/index.php?title=Chronologie_de_la_saga#cite_note-92">[93]</text:a>. (mois 9, semaine 3)</text:p>
      <text:p text:style-name="Standard"/>
      <text:p text:style-name="Standard">Le roi <text:a xlink:type="simple" xlink:href="http://www.lagardedenuit.com/wiki/index.php?title=Robb_Stark">Robb Stark</text:a> est de retour à <text:a xlink:type="simple" xlink:href="http://www.lagardedenuit.com/wiki/index.php?title=Vivesaigues">Vivesaigues</text:a>. (mois 10, semaine 1)</text:p>
      <text:p text:style-name="Standard"/>
      <text:p text:style-name="Standard">Lord <text:a xlink:type="simple" xlink:href="http://www.lagardedenuit.com/wiki/index.php?title=Rickard_Karstark">Rickard Karstark</text:a> assassine <text:a xlink:type="simple" xlink:href="http://www.lagardedenuit.com/wiki/index.php?title=Tion_Frey">Tion Frey</text:a> et <text:a xlink:type="simple" xlink:href="http://www.lagardedenuit.com/wiki/index.php?title=Willem_Lannister">Willem Lannister</text:a> à <text:a xlink:type="simple" xlink:href="http://www.lagardedenuit.com/wiki/index.php?title=Vivesaigues">Vivesaigues</text:a>, il est jugé et exécuté par le roi <text:a xlink:type="simple" xlink:href="http://www.lagardedenuit.com/wiki/index.php?title=Robb_Stark">Robb Stark</text:a> en personne. </text:p>
      <text:p text:style-name="Standard"><text:a xlink:type="simple" xlink:href="http://www.lagardedenuit.com/wiki/index.php?title=Bran_Stark">Bran Stark</text:a> et ses compagnons rencontrent un membre de la <text:a xlink:type="simple" xlink:href="http://www.lagardedenuit.com/wiki/index.php?title=Maison_Lideuil">maison Lideuil</text:a> dans les confins du <text:a xlink:type="simple" xlink:href="http://www.lagardedenuit.com/wiki/index.php?title=Bois-aux-Loups">Bois-aux-Loups</text:a>.</text:p>
      <text:p text:style-name="Standard"><text:soft-page-break/>Prise de Moat Cailin par Victarion Greyjoy(mois 10, semaine 2)</text:p>
      <text:p text:style-name="Standard"/>
      <text:p text:style-name="Standard">La <text:a xlink:type="simple" xlink:href="http://www.lagardedenuit.com/wiki/index.php?title=Bataille_de_Sombreval">bataille de Sombreval</text:a>, lord <text:a xlink:type="simple" xlink:href="http://www.lagardedenuit.com/wiki/index.php?title=Randyll_Tarly">Randyll Tarly</text:a> défait les forces de <text:a xlink:type="simple" xlink:href="http://www.lagardedenuit.com/wiki/index.php?title=Helman_Tallhart">Helman Tallhart</text:a>, <text:a xlink:type="simple" xlink:href="http://www.lagardedenuit.com/wiki/index.php?title=Robett_Glover">Robett Glover</text:a> et <text:a xlink:type="simple" xlink:href="http://www.lagardedenuit.com/wiki/index.php?title=Harrion_Karstark">Harrion Karstark</text:a>, le premier est tué et Harrion est capturé<text:bookmark text:name="cite_ref-99"/> (mois 10, semaine 3)</text:p>
      <text:p text:style-name="Standard"/>
      <text:p text:style-name="Standard">Décès de lord <text:a xlink:type="simple" xlink:href="http://www.lagardedenuit.com/wiki/index.php?title=Hoster_Tully">Hoster Tully</text:a>, la nouvelle du mariage de <text:a xlink:type="simple" xlink:href="http://www.lagardedenuit.com/wiki/index.php?title=Sansa_Stark">Sansa Stark</text:a> et de <text:a xlink:type="simple" xlink:href="http://www.lagardedenuit.com/wiki/index.php?title=Tyrion_Lannister">Tyrion Lannister</text:a> arrive à <text:a xlink:type="simple" xlink:href="http://www.lagardedenuit.com/wiki/index.php?title=Vivesaigues">Vivesaigues</text:a>. Arrivée de <text:a xlink:type="simple" xlink:href="http://www.lagardedenuit.com/wiki/index.php?title=Lothar_Frey">Lothar Frey</text:a> et de <text:a xlink:type="simple" xlink:href="http://www.lagardedenuit.com/wiki/index.php?title=Walder_Rivers">Walder Rivers</text:a> à Vivesaigues avec la réponse positive de lord <text:a xlink:type="simple" xlink:href="http://www.lagardedenuit.com/wiki/index.php?title=Walder_Frey">Walder Frey</text:a> concernant le mariage de l'une de ses filles avec <text:a xlink:type="simple" xlink:href="http://www.lagardedenuit.com/wiki/index.php?title=Edmure_Tully">Edmure Tully</text:a>.</text:p>
      <text:p text:style-name="Standard">Cérémonie funéraire de lord <text:a xlink:type="simple" xlink:href="http://www.lagardedenuit.com/wiki/index.php?title=Hoster_Tully">Hoster Tully</text:a>. <text:a xlink:type="simple" xlink:href="http://www.lagardedenuit.com/wiki/index.php?title=Lothar_Frey">Lothar Frey</text:a> apporte des nouvelles quant au sac de <text:a xlink:type="simple" xlink:href="http://www.lagardedenuit.com/wiki/index.php?title=Winterfell">Winterfell</text:a> </text:p>
      <text:p text:style-name="Standard">Le roi <text:a xlink:type="simple" xlink:href="http://www.lagardedenuit.com/wiki/index.php?title=Robb_Stark">Robb Stark</text:a> et son armée font route vers les <text:a xlink:type="simple" xlink:href="http://www.lagardedenuit.com/wiki/index.php?title=Jumeaux">Jumeaux</text:a> afin d'assister aux noces de lord <text:a xlink:type="simple" xlink:href="http://www.lagardedenuit.com/wiki/index.php?title=Edmure_Tully">Edmure Tully</text:a> et de <text:a xlink:type="simple" xlink:href="http://www.lagardedenuit.com/wiki/index.php?title=Roslin_Frey">Roslin Frey</text:a>, avant d'entreprendre la reconquête du <text:a xlink:type="simple" xlink:href="http://www.lagardedenuit.com/wiki/index.php?title=Nord">Nord</text:a> aux mains des <text:a xlink:type="simple" xlink:href="http://www.lagardedenuit.com/wiki/index.php?title=Fer-nés">Fer-nés</text:a>.</text:p>
      <text:p text:style-name="Standard">Anniversaire de <text:a xlink:type="simple" xlink:href="http://www.lagardedenuit.com/wiki/index.php?title=Sansa_Stark">Sansa Stark</text:a> qui fête ses treize ans </text:p>
      <text:p text:style-name="Standard">. (mois 11, semaine 1)</text:p>
      <text:p text:style-name="Standard"/>
      <text:p text:style-name="Standard">Ser <text:a xlink:type="simple" xlink:href="http://www.lagardedenuit.com/wiki/index.php?title=Jaime_Lannister">Jaime Lannister</text:a> part de <text:a xlink:type="simple" xlink:href="http://www.lagardedenuit.com/wiki/index.php?title=Harrenhal">Harrenhal</text:a> sous l'escorte de deux-cents hommes de la <text:a xlink:type="simple" xlink:href="http://www.lagardedenuit.com/wiki/index.php?title=Maison_Bolton">maison Bolton</text:a>. Lord <text:a xlink:type="simple" xlink:href="http://www.lagardedenuit.com/wiki/index.php?title=Roose_Bolton">Roose Bolton</text:a> part pour les <text:a xlink:type="simple" xlink:href="http://www.lagardedenuit.com/wiki/index.php?title=Jumeaux">Jumeaux</text:a> afin d'assister aux noces de lord <text:a xlink:type="simple" xlink:href="http://www.lagardedenuit.com/wiki/index.php?title=Edmure_Tully">Edmure Tully</text:a> et de <text:a xlink:type="simple" xlink:href="http://www.lagardedenuit.com/wiki/index.php?title=Roslin_Frey">Roslin Frey</text:a>. (mois 11, semaine 2)</text:p>
      <text:p text:style-name="Standard"/>
      <text:p text:style-name="Standard">Lord <text:a xlink:type="simple" xlink:href="http://www.lagardedenuit.com/wiki/index.php?title=Walder_Frey">Walder Frey</text:a> fête son quatre-vingt onzième anniversaire (mois 11, semaine 4)</text:p>
      <text:p text:style-name="Standard"/>
      <text:p text:style-name="Standard"><text:a xlink:type="simple" xlink:href="http://www.lagardedenuit.com/wiki/index.php?title=Bran_Stark">Bran Stark</text:a> et ses compagnons arrivent à la tour de <text:a xlink:type="simple" xlink:href="http://www.lagardedenuit.com/wiki/index.php?title=Reine-Couronne">Reine-Couronne</text:a>. (mois 12, semaine 1)</text:p>
      <text:p text:style-name="Standard"/>
      <text:p text:style-name="Standard">Le roi <text:a xlink:type="simple" xlink:href="http://www.lagardedenuit.com/wiki/index.php?title=Robb_Stark">Robb Stark</text:a> arrive aux <text:a xlink:type="simple" xlink:href="http://www.lagardedenuit.com/wiki/index.php?title=Jumeaux">Jumeaux</text:a>. </text:p>
      <text:p text:style-name="Standard"><text:a xlink:type="simple" xlink:href="http://www.lagardedenuit.com/wiki/index.php?title=Arya_Stark">Arya Stark</text:a> et <text:a xlink:type="simple" xlink:href="http://www.lagardedenuit.com/wiki/index.php?title=Sandor_Clegane">Sandor Clegane</text:a> arrivent aux <text:a xlink:type="simple" xlink:href="http://www.lagardedenuit.com/wiki/index.php?title=Jumeaux">Jumeaux</text:a> le soir des <text:a xlink:type="simple" xlink:href="http://www.lagardedenuit.com/wiki/index.php?title=Noces_Pourpres">Noces Pourpres</text:a>. </text:p>
      <text:p text:style-name="Standard">La lettre de lord <text:a xlink:type="simple" xlink:href="http://www.lagardedenuit.com/wiki/index.php?title=Walder_Frey">Walder Frey</text:a> annonçant les <text:a xlink:type="simple" xlink:href="http://www.lagardedenuit.com/wiki/index.php?title=Noces_Pourpres">Noces Pourpres</text:a> arrive à <text:a xlink:type="simple" xlink:href="http://www.lagardedenuit.com/wiki/index.php?title=Port-Réal">Port-Réal</text:a> (mois 12, semaine 4). </text:p>
      <text:p text:style-name="Standard"/>
      <text:p text:style-name="Standard"/>
      <text:p text:style-name="P1">Année 300</text:p>
      <text:p text:style-name="P3"><text:a xlink:type="simple" xlink:href="http://www.lagardedenuit.com/wiki/index.php?title=Cotter_Pyke">Cotter Pyke</text:a> capture <text:a xlink:type="simple" xlink:href="http://www.lagardedenuit.com/wiki/index.php?title=Clinquefrac">Clinquefrac</text:a> à <text:a xlink:type="simple" xlink:href="http://www.lagardedenuit.com/wiki/index.php?title=Longtertre">Longtertre</text:a> puis dépêche lord <text:a xlink:type="simple" xlink:href="http://www.lagardedenuit.com/wiki/index.php?title=Janos_Slynt">Janos Slynt</text:a> avec des renforts à <text:a xlink:type="simple" xlink:href="http://www.lagardedenuit.com/wiki/index.php?title=Châteaunoir">Châteaunoir</text:a><text:bookmark text:name="cite_ref-124"/><text:a xlink:type="simple" xlink:href="http://www.lagardedenuit.com/wiki/index.php?title=Chronologie_de_la_saga#cite_note-124">[125]</text:a>. <text:s/>(mois 1, semaine 3)</text:p>
      <text:p text:style-name="P3"/>
      <text:p text:style-name="P3"><text:a xlink:type="simple" xlink:href="http://www.lagardedenuit.com/wiki/index.php?title=Cotter_Pyke">Cotter Pyke</text:a> capture <text:a xlink:type="simple" xlink:href="http://www.lagardedenuit.com/wiki/index.php?title=Clinquefrac">Clinquefrac</text:a> à <text:a xlink:type="simple" xlink:href="http://www.lagardedenuit.com/wiki/index.php?title=Longtertre">Longtertre</text:a> puis dépêche lord <text:a xlink:type="simple" xlink:href="http://www.lagardedenuit.com/wiki/index.php?title=Janos_Slynt">Janos Slynt</text:a> avec des renforts à <text:a xlink:type="simple" xlink:href="http://www.lagardedenuit.com/wiki/index.php?title=Châteaunoir">Châteaunoir</text:a><text:bookmark text:name="cite_ref-1241"/><text:a xlink:type="simple" xlink:href="http://www.lagardedenuit.com/wiki/index.php?title=Chronologie_de_la_saga#cite_note-124">[125]</text:a>. (mois 1, semaine 4)</text:p>
      <text:p text:style-name="P3"/>
      <text:p text:style-name="P3">La <text:a xlink:type="simple" xlink:href="http://www.lagardedenuit.com/wiki/index.php?title=Garde_de_Nuit">Garde de Nuit</text:a> sous le commandement de <text:a xlink:type="simple" xlink:href="http://www.lagardedenuit.com/wiki/index.php?title=Jon_Snow">Jon Snow</text:a> repousse la tortue des <text:a xlink:type="simple" xlink:href="http://www.lagardedenuit.com/wiki/index.php?title=Sauvageons">sauvageons</text:a>. (mois 2, semaine 1)</text:p>
      <text:p text:style-name="P3"/>
      <text:p text:style-name="P3"><text:a xlink:type="simple" xlink:href="http://www.lagardedenuit.com/wiki/index.php?title=Samwell_Tarly">Samwell Tarly</text:a> et <text:a xlink:type="simple" xlink:href="http://www.lagardedenuit.com/wiki/index.php?title=Vère">Vère</text:a> sont rattrapés par ser <text:a xlink:type="simple" xlink:href="http://www.lagardedenuit.com/wiki/index.php?title=Denys_Mallister">Denys Mallister</text:a> et ses hommes de <text:a xlink:type="simple" xlink:href="http://www.lagardedenuit.com/wiki/index.php?title=Tour_Ombreuse">Tour Ombreuse</text:a><text:bookmark text:name="cite_ref-134"/><text:a xlink:type="simple" xlink:href="http://www.lagardedenuit.com/wiki/index.php?title=Chronologie_de_la_saga#cite_note-134">[135]</text:a>.</text:p>
      <text:p text:style-name="P3"><text:a xlink:type="simple" xlink:href="http://www.lagardedenuit.com/wiki/index.php?title=Jon_Snow">Jon Snow</text:a> est envoyé pour parlementer avec <text:a xlink:type="simple" xlink:href="http://www.lagardedenuit.com/wiki/index.php?title=Mance_Rayder">Mance Rayder</text:a>. Le roi <text:a xlink:type="simple" xlink:href="http://www.lagardedenuit.com/wiki/index.php?title=Stannis_Baratheon">Stannis Baratheon</text:a> arrive au <text:a xlink:type="simple" xlink:href="http://www.lagardedenuit.com/wiki/index.php?title=Mur">Mur</text:a> et disperse l'armée des <text:a xlink:type="simple" xlink:href="http://www.lagardedenuit.com/wiki/index.php?title=Sauvageons">sauvageons</text:a><text:bookmark text:name="cite_ref-135"/><text:a xlink:type="simple" xlink:href="http://www.lagardedenuit.com/wiki/index.php?title=Chronologie_de_la_saga#cite_note-135">[136]</text:a>. </text:p>
      <text:p text:style-name="Text_20_body"><text:span text:style-name="T2"><text:s/></text:span>Arrivée de ser <text:a xlink:type="simple" xlink:href="http://www.lagardedenuit.com/wiki/index.php?title=Denys_Mallister">Denys Mallister</text:a> et de <text:a xlink:type="simple" xlink:href="http://www.lagardedenuit.com/wiki/index.php?title=Samwell_Tarly">Samwell Tarly</text:a> à <text:a xlink:type="simple" xlink:href="http://www.lagardedenuit.com/wiki/index.php?title=Châteaunoir">Châteaunoir</text:a>. <text:span text:style-name="T2">(mois 2, semaine 2)</text:span></text:p>
      <text:p text:style-name="P3"/>
      <text:p text:style-name="Text_20_body"><text:span text:style-name="T2">Début des élections pour le poste de </text:span><text:a xlink:type="simple" xlink:href="http://www.lagardedenuit.com/wiki/index.php?title=Lord_Commandant">lord Commandant</text:a><text:span text:style-name="T2"> de la </text:span><text:a xlink:type="simple" xlink:href="http://www.lagardedenuit.com/wiki/index.php?title=Garde_de_Nuit">Garde de Nuit</text:a><text:span text:style-name="T2">. (mois 2, semaine 3)</text:span></text:p>
      <text:p text:style-name="Text_20_body"><text:a xlink:type="simple" xlink:href="http://www.lagardedenuit.com/wiki/index.php?title=Jon_Snow">Jon Snow</text:a><text:span text:style-name="T2"> est élu </text:span><text:a xlink:type="simple" xlink:href="http://www.lagardedenuit.com/wiki/index.php?title=Lord_Commandant">lord Commandant</text:a><text:span text:style-name="T2"> de la </text:span><text:a xlink:type="simple" xlink:href="http://www.lagardedenuit.com/wiki/index.php?title=Garde_de_Nuit">Garde de Nuit</text:a><text:span text:style-name="T2">. (mois 2, semaine 4)</text:span></text:p>
      <text:p text:style-name="P3"/>
      <text:p text:style-name="Text_20_body"><text:soft-page-break/><text:span text:style-name="T2">Lord </text:span><text:a xlink:type="simple" xlink:href="http://www.lagardedenuit.com/wiki/index.php?title=Jon_Snow">Jon Snow</text:a><text:span text:style-name="T2"> envoie une lettre à </text:span><text:a xlink:type="simple" xlink:href="http://www.lagardedenuit.com/wiki/index.php?title=Port-Réal">Port-Réal</text:a><text:span text:style-name="T2"> qui annonce son élection, précise sa position vis-à-vis du roi </text:span><text:a xlink:type="simple" xlink:href="http://www.lagardedenuit.com/wiki/index.php?title=Stannis_Baratheon">Stannis Baratheon</text:a><text:span text:style-name="T2"> et alerte le </text:span><text:a xlink:type="simple" xlink:href="http://www.lagardedenuit.com/wiki/index.php?title=Trône_de_Fer">Trône de Fer</text:a><text:span text:style-name="T2"> des périls auxquels la </text:span><text:a xlink:type="simple" xlink:href="http://www.lagardedenuit.com/wiki/index.php?title=Garde_de_Nuit">Garde de Nuit</text:a><text:span text:style-name="T2"> doit faire face. </text:span></text:p>
      <text:p text:style-name="Text_20_body">Lord <text:a xlink:type="simple" xlink:href="http://www.lagardedenuit.com/wiki/index.php?title=Jon_Snow">Jon Snow</text:a> fait partir <text:a xlink:type="simple" xlink:href="http://www.lagardedenuit.com/wiki/index.php?title=Mestre_Aemon">mestre Aemon</text:a>, <text:a xlink:type="simple" xlink:href="http://www.lagardedenuit.com/wiki/index.php?title=Samwell_Tarly">Samwell Tarly</text:a>, <text:a xlink:type="simple" xlink:href="http://www.lagardedenuit.com/wiki/index.php?title=Vère">Vère</text:a> et son bébé pour <text:a xlink:type="simple" xlink:href="http://www.lagardedenuit.com/wiki/index.php?title=Villevieille">Villevieille</text:a> <text:span text:style-name="T3">via</text:span> <text:a xlink:type="simple" xlink:href="http://www.lagardedenuit.com/wiki/index.php?title=Fort-Levant">Fort-Levant</text:a> et <text:a xlink:type="simple" xlink:href="http://www.lagardedenuit.com/wiki/index.php?title=Braavos">Braavos</text:a><text:bookmark text:name="cite_ref-143"/><text:a xlink:type="simple" xlink:href="http://www.lagardedenuit.com/wiki/index.php?title=Chronologie_de_la_saga#cite_note-143">[144]</text:a>. (mois 3, semaine 1)</text:p>
      <text:p text:style-name="Text_20_body"/>
      <text:p text:style-name="Text_20_body">Les <text:a xlink:type="simple" xlink:href="http://www.lagardedenuit.com/wiki/index.php?title=Frey">Frey</text:a> qui se sont rendus à <text:a xlink:type="simple" xlink:href="http://www.lagardedenuit.com/wiki/index.php?title=Blancport">Blancport</text:a> constatent l'exécution de lord <text:a xlink:type="simple" xlink:href="http://www.lagardedenuit.com/wiki/index.php?title=Davos_Mervault">Davos Mervault</text:a> par lord <text:a xlink:type="simple" xlink:href="http://www.lagardedenuit.com/wiki/index.php?title=Wyman_Manderly">Wyman Manderly</text:a>. (mois 3, semaine 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5H55M1S</meta:editing-duration>
    <meta:editing-cycles>17</meta:editing-cycles>
    <meta:generator>OpenOffice.org/3.3$Win32 OpenOffice.org_project/330m20$Build-9567</meta:generator>
    <dc:date>2011-11-28T18:16:22.27</dc:date>
    <dc:creator>Benoît Rafidison</dc:creator>
    <meta:document-statistic meta:table-count="0" meta:image-count="0" meta:object-count="0" meta:page-count="4" meta:paragraph-count="76" meta:word-count="1318" meta:character-count="7722"/>
    <meta:user-defined meta:name="Info 1"/>
    <meta:user-defined meta:name="Info 2"/>
    <meta:user-defined meta:name="Info 3"/>
    <meta:user-defined meta:name="Info 4"/>
  </office:meta>
</office:document-meta>
</file>